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595959"/>
      <style:text-properties fo:color="#FFFFF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F2F2F2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8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595959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8.04333333333333cm"/>
    </style:style>
    <style:style style:name="co4" style:family="table-column">
      <style:table-column-properties fo:break-before="auto" style:column-width="5.21229166666667cm"/>
    </style:style>
    <style:style style:name="co5" style:family="table-column">
      <style:table-column-properties fo:break-before="auto" style:column-width="11.0595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8.89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T001_-_Cadastro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ce7"/>
        <table:table-column table:style-name="co6" table:number-columns-repeated="4" table:default-cell-style-name="ce19"/>
        <table:table-column table:style-name="co7" table:default-cell-style-name="ce7"/>
        <table:table-column table:style-name="co8" table:number-columns-repeated="1014" table:default-cell-style-name="ce8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3">
            <text:p>CT001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20">
            <text:p>Cadastros</text:p>
          </table:table-cell>
          <table:covered-table-cell table:number-columns-repeated="4"/>
          <table:table-cell table:style-name="ce9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21">
            <text:p>[RF01] O sistema deve cadastrar clientes, produtos, e transportadoras para fretes. [RNF01] [RNF02] [RNF03]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4">
          <table:table-cell table:style-name="ce7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21">
            <text:p>Proibir cadastros em branco, verificação de campos preenchidos corretamente, bloquear caracteres especiais, verificação de dados inválidos.</text:p>
          </table:table-cell>
          <table:covered-table-cell table:number-columns-repeated="4"/>
          <table:table-cell table:style-name="ce10"/>
          <table:table-cell table:style-name="ce11"/>
          <table:table-cell table:style-name="ce7"/>
          <table:table-cell table:number-columns-repeated="16374" table:style-name="ce11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21">
            <text:p>Ter permissão para realizar cadastros.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16380" table:style-name="ce1"/>
        </table:table-row>
        <table:table-row table:style-name="ro5">
          <table:table-cell office:value-type="string" table:number-columns-spanned="5" table:number-rows-spanned="1" table:style-name="ce22">
            <text:p>DESCRIÇÃO DO TESTE A SER REALIZADO</text:p>
          </table:table-cell>
          <table:covered-table-cell table:number-columns-repeated="4"/>
          <table:table-cell office:value-type="string" table:number-columns-spanned="5" table:number-rows-spanned="1" table:style-name="ce23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office:value-type="string" table:style-name="ce13">
            <text:p>No. Passos</text:p>
          </table:table-cell>
          <table:table-cell office:value-type="string" table:style-name="ce14">
            <text:p>Objetivo</text:p>
            <text:p><text:span text:style-name="T1">(porque testar / o que deve ser validado)</text:span></text:p>
          </table:table-cell>
          <table:table-cell office:value-type="string" table:style-name="ce13">
            <text:p>Ação</text:p>
            <text:p><text:span text:style-name="T1">(passos a reproduzir)</text:span></text:p>
          </table:table-cell>
          <table:table-cell office:value-type="string" table:style-name="ce13">
            <text:p>Dados de entrada</text:p>
          </table:table-cell>
          <table:table-cell office:value-type="string" table:style-name="ce13">
            <text:p>Resultado ou comportamento esperado</text:p>
          </table:table-cell>
          <table:table-cell office:value-type="string" table:style-name="ce13">
            <text:p>Data da execução</text:p>
          </table:table-cell>
          <table:table-cell office:value-type="string" table:style-name="ce13">
            <text:p>Quem executou</text:p>
          </table:table-cell>
          <table:table-cell office:value-type="string" table:style-name="ce13">
            <text:p>Passou ?<text:s/><text:span text:style-name="T1">(marcar com X)</text:span></text:p>
          </table:table-cell>
          <table:table-cell office:value-type="string" table:style-name="ce13">
            <text:p>Falhou ?<text:s/><text:span text:style-name="T1">(marcar com X)</text:span></text:p>
          </table:table-cell>
          <table:table-cell office:value-type="string" table:style-name="ce13">
            <text:p>Descrição do defeito encontrado</text:p>
            <text:p><text:span text:style-name="T1">(comentário em caso de erro)</text:span></text:p>
          </table:table-cell>
          <table:table-cell table:number-columns-repeated="16374" table:style-name="ce7"/>
        </table:table-row>
        <table:table-row table:style-name="ro6">
          <table:table-cell office:value-type="float" office:value="1" table:style-name="ce15">
            <text:p>1</text:p>
          </table:table-cell>
          <table:table-cell office:value-type="string" table:style-name="ce16">
            <text:p>Não permitir deixar dados em branco nos campos obrigatórios.</text:p>
          </table:table-cell>
          <table:table-cell office:value-type="string" table:style-name="ce17">
            <text:p>Deixar campos obrigatórios em branco.</text:p>
          </table:table-cell>
          <table:table-cell office:value-type="string" table:style-name="ce18">
            <text:p>Dados em branco</text:p>
          </table:table-cell>
          <table:table-cell office:value-type="string" table:style-name="ce17">
            <text:p>Verificar se os campos obrigatórios foram preenchidos e mostrar mensagens ao usuário:</text:p>
            <text:p>"Obrigatório informar os dados"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7">
          <table:table-cell office:value-type="float" office:value="2" table:style-name="ce15">
            <text:p>2</text:p>
          </table:table-cell>
          <table:table-cell office:value-type="string" table:style-name="ce16">
            <text:p>Campo nome deve ter mais de 6 caracteres, verificando espaço do primeiro para segundo nome.</text:p>
          </table:table-cell>
          <table:table-cell office:value-type="string" table:style-name="ce17">
            <text:p>Informar apenas nome.</text:p>
          </table:table-cell>
          <table:table-cell office:value-type="string" table:style-name="ce18">
            <text:p>Nome com menos de 6 caracteres ou apenas um nome</text:p>
          </table:table-cell>
          <table:table-cell office:value-type="string" table:style-name="ce17">
            <text:p>Validar se o campo nome possue no mínimo 6 caracteres e possúi espaço do primeiro para o segundo nome, mostrar mensagem ao usuário:</text:p>
            <text:p>"Obrigatório nome e sobrenome"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3" table:style-name="ce15">
            <text:p>3</text:p>
          </table:table-cell>
          <table:table-cell office:value-type="string" table:style-name="ce16">
            <text:p>CPF ou CNPJ ter formato válido.</text:p>
          </table:table-cell>
          <table:table-cell office:value-type="string" table:style-name="ce17">
            <text:p>Informar dados errados.</text:p>
          </table:table-cell>
          <table:table-cell office:value-type="string" table:style-name="ce18">
            <text:p>CPF ou CNPJ inválido</text:p>
          </table:table-cell>
          <table:table-cell office:value-type="string" table:style-name="ce17">
            <text:p>Validar se o campo esta no formato correto, caso contrário mostrar mensagem de dado incorreto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4" table:style-name="ce15">
            <text:p>4</text:p>
          </table:table-cell>
          <table:table-cell office:value-type="string" table:style-name="ce16">
            <text:p>Verificar se o CEP informado existe.</text:p>
          </table:table-cell>
          <table:table-cell office:value-type="string" table:style-name="ce17">
            <text:p>Informar o CEP.</text:p>
          </table:table-cell>
          <table:table-cell office:value-type="string" table:style-name="ce18">
            <text:p>Números que representem o CEP</text:p>
          </table:table-cell>
          <table:table-cell office:value-type="string" table:style-name="ce17">
            <text:p>Fazer a verificação se o CEP informato existe, caso contrário solicitar ao usuário para entrar com outro válido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7">
            <text:p>Ele não verifica se existe, porém quando existe e esta conectado com internet, o mesmo faz o preenchimento dos campos como: rua, bairro, cidade, estado.</text:p>
          </table:table-cell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5" table:style-name="ce15">
            <text:p>5</text:p>
          </table:table-cell>
          <table:table-cell office:value-type="string" table:style-name="ce16">
            <text:p>Verificar se o botão de Cadastrar esta salvando os dados.</text:p>
          </table:table-cell>
          <table:table-cell office:value-type="string" table:style-name="ce17">
            <text:p>Informar todos os dados corretamentes e clicar no botão de Cadastrar.</text:p>
          </table:table-cell>
          <table:table-cell office:value-type="string" table:style-name="ce18">
            <text:p>Dados corretos</text:p>
          </table:table-cell>
          <table:table-cell office:value-type="string" table:style-name="ce17">
            <text:p>Todos os dados informados devem estar salv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6" table:style-name="ce15">
            <text:p>6</text:p>
          </table:table-cell>
          <table:table-cell office:value-type="string" table:style-name="ce16">
            <text:p>Verificação dos campos de texto.</text:p>
          </table:table-cell>
          <table:table-cell office:value-type="string" table:style-name="ce17">
            <text:p>Informar dados errados.</text:p>
          </table:table-cell>
          <table:table-cell office:value-type="string" table:style-name="ce18">
            <text:p>Dados errados</text:p>
          </table:table-cell>
          <table:table-cell office:value-type="string" table:style-name="ce17">
            <text:p>Não permitir o salvamento dos dados informados, informando que estão incorret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7" table:style-name="ce15">
            <text:p>7</text:p>
          </table:table-cell>
          <table:table-cell office:value-type="string" table:style-name="ce16">
            <text:p>Não permitir os caracteres especiais nos campos de texto.</text:p>
          </table:table-cell>
          <table:table-cell office:value-type="string" table:style-name="ce17">
            <text:p>Informar caracteres especiais nos campos de textos.</text:p>
          </table:table-cell>
          <table:table-cell office:value-type="string" table:style-name="ce18">
            <text:p>Caracteres especiais, como %, $, &amp;</text:p>
          </table:table-cell>
          <table:table-cell office:value-type="string" table:style-name="ce17">
            <text:p>Não permitir o salvamento dos dados informados, informando que estão incorret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8" table:style-name="ce15">
            <text:p>8</text:p>
          </table:table-cell>
          <table:table-cell office:value-type="string" table:style-name="ce16">
            <text:p>Verificar preenchimento automático ao digitar CEP.</text:p>
          </table:table-cell>
          <table:table-cell office:value-type="string" table:style-name="ce17">
            <text:p>Informar o CEP.</text:p>
          </table:table-cell>
          <table:table-cell office:value-type="string" table:style-name="ce18">
            <text:p>CEP válido</text:p>
          </table:table-cell>
          <table:table-cell office:value-type="string" table:style-name="ce17">
            <text:p>Preencher os campos de cidade e rua automaticamente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6">
            <text:p>Validação de e-mail.</text:p>
          </table:table-cell>
          <table:table-cell office:value-type="string" table:style-name="ce17">
            <text:p>Informar um e-mail.</text:p>
          </table:table-cell>
          <table:table-cell office:value-type="string" table:style-name="ce18">
            <text:p>Email</text:p>
          </table:table-cell>
          <table:table-cell office:value-type="string" table:style-name="ce17">
            <text:p>Deve verificar se o email é composto de um @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6374"/>
        </table:table-row>
        <table:table-row table:style-name="ro6">
          <table:table-cell office:value-type="float" office:value="10" table:style-name="ce15">
            <text:p>10</text:p>
          </table:table-cell>
          <table:table-cell office:value-type="string" table:style-name="ce16">
            <text:p>Usar mascara nos campos de telefone, para deixar no formato correto.</text:p>
          </table:table-cell>
          <table:table-cell office:value-type="string" table:style-name="ce17">
            <text:p>Digitar um telefone.</text:p>
          </table:table-cell>
          <table:table-cell office:value-type="string" table:style-name="ce18">
            <text:p>Numeros</text:p>
          </table:table-cell>
          <table:table-cell office:value-type="string" table:style-name="ce17">
            <text:p>Deve ficar no formato correto, com DDD e depois o número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6374"/>
        </table:table-row>
        <table:table-row table:style-name="ro8">
          <table:table-cell office:value-type="float" office:value="11" table:style-name="ce15">
            <text:p>11</text:p>
          </table:table-cell>
          <table:table-cell office:value-type="string" table:style-name="ce16">
            <text:p>Permitir salvamento de imagem ao cadastrar um novo produto.</text:p>
          </table:table-cell>
          <table:table-cell office:value-type="string" table:style-name="ce17">
            <text:p>Inserir uma imagem.</text:p>
          </table:table-cell>
          <table:table-cell office:value-type="string" table:style-name="ce15">
            <text:p>Imagem</text:p>
          </table:table-cell>
          <table:table-cell office:value-type="string" table:style-name="ce17">
            <text:p>Deve receber a imagem e salvá-la no banco de dados, para mais tarde poder usar em outra situação, caso necessário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5">
            <text:p>X</text:p>
          </table:table-cell>
          <table:table-cell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2" table:style-name="ce15">
            <text:p>12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2" table:style-name="ce18"/>
          <table:table-cell table:number-columns-repeated="2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3" table:style-name="ce15">
            <text:p>13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2" table:style-name="ce18"/>
          <table:table-cell table:number-columns-repeated="2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4" table:style-name="ce15">
            <text:p>14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2" table:style-name="ce18"/>
          <table:table-cell table:number-columns-repeated="2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5" table:style-name="ce15">
            <text:p>15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number-rows-repeated="1048553" table:style-name="ro1">
          <table:table-cell table:number-columns-repeated="16384"/>
        </table:table-row>
      </table:table>
      <table:table table:name="CT002_-_Entradas_-_Saídas_de_P_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ce7"/>
        <table:table-column table:style-name="co10" table:default-cell-style-name="ce19"/>
        <table:table-column table:style-name="co6" table:number-columns-repeated="3" table:default-cell-style-name="ce19"/>
        <table:table-column table:style-name="co7" table:default-cell-style-name="ce7"/>
        <table:table-column table:style-name="co8" table:number-columns-repeated="1014" table:default-cell-style-name="ce8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3">
            <text:p>CT002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20">
            <text:p>Entrada e Saída de Produtos</text:p>
          </table:table-cell>
          <table:covered-table-cell table:number-columns-repeated="4"/>
          <table:table-cell table:style-name="ce9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21">
            <text:p>[RF02] O sistema precisa lançar entrada e saída de produtos. <text:s/>[RNF02] [RNF03]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4">
          <table:table-cell table:style-name="ce7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21">
            <text:p>Proibir dados em branco em campos obrigatórios, verificação de campos preenchidos corretamente, bloquear caracteres especiais, verificação de dados inválidos.</text:p>
          </table:table-cell>
          <table:covered-table-cell table:number-columns-repeated="4"/>
          <table:table-cell table:style-name="ce10"/>
          <table:table-cell table:style-name="ce11"/>
          <table:table-cell table:style-name="ce7"/>
          <table:table-cell table:number-columns-repeated="16374" table:style-name="ce11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21">
            <text:p>Ter permissão para realizar a alteração de entradas e saídas.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16380" table:style-name="ce1"/>
        </table:table-row>
        <table:table-row table:style-name="ro5">
          <table:table-cell office:value-type="string" table:number-columns-spanned="5" table:number-rows-spanned="1" table:style-name="ce22">
            <text:p>DESCRIÇÃO DO TESTE A SER REALIZADO</text:p>
          </table:table-cell>
          <table:covered-table-cell table:number-columns-repeated="4"/>
          <table:table-cell office:value-type="string" table:number-columns-spanned="5" table:number-rows-spanned="1" table:style-name="ce23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office:value-type="string" table:style-name="ce13">
            <text:p>No. Passos</text:p>
          </table:table-cell>
          <table:table-cell office:value-type="string" table:style-name="ce14">
            <text:p>Objetivo</text:p>
            <text:p><text:span text:style-name="T1">(porque testar / o que deve ser validado)</text:span></text:p>
          </table:table-cell>
          <table:table-cell office:value-type="string" table:style-name="ce13">
            <text:p>Ação</text:p>
            <text:p><text:span text:style-name="T1">(passos a reproduzir)</text:span></text:p>
          </table:table-cell>
          <table:table-cell office:value-type="string" table:style-name="ce13">
            <text:p>Dados de entrada</text:p>
          </table:table-cell>
          <table:table-cell office:value-type="string" table:style-name="ce13">
            <text:p>Resultado ou comportamento esperado</text:p>
          </table:table-cell>
          <table:table-cell office:value-type="string" table:style-name="ce13">
            <text:p>Data da execução</text:p>
          </table:table-cell>
          <table:table-cell office:value-type="string" table:style-name="ce13">
            <text:p>Quem executou</text:p>
          </table:table-cell>
          <table:table-cell office:value-type="string" table:style-name="ce13">
            <text:p>Passou ?<text:s/><text:span text:style-name="T1">(marcar com X)</text:span></text:p>
          </table:table-cell>
          <table:table-cell office:value-type="string" table:style-name="ce13">
            <text:p>Falhou ?<text:s/><text:span text:style-name="T1">(marcar com X)</text:span></text:p>
          </table:table-cell>
          <table:table-cell office:value-type="string" table:style-name="ce13">
            <text:p>Descrição do defeito encontrado</text:p>
            <text:p><text:span text:style-name="T1">(comentário em caso de erro)</text:span></text:p>
          </table:table-cell>
          <table:table-cell table:number-columns-repeated="16374" table:style-name="ce7"/>
        </table:table-row>
        <table:table-row table:style-name="ro8">
          <table:table-cell office:value-type="float" office:value="1" table:style-name="ce15">
            <text:p>1</text:p>
          </table:table-cell>
          <table:table-cell office:value-type="string" table:style-name="ce16">
            <text:p>Verificar se todos os produtos cadastrados estão <text:s/>sendo listados.</text:p>
          </table:table-cell>
          <table:table-cell office:value-type="string" table:style-name="ce17">
            <text:p>Conferir os produtos cadastrados com os que estão sendo listados.</text:p>
          </table:table-cell>
          <table:table-cell table:style-name="ce18"/>
          <table:table-cell office:value-type="string" table:style-name="ce17">
            <text:p>Todos os produtos cadastrados devem estar listados, pode se fazer a verificação com os salvos no banco de dad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2" table:style-name="ce15">
            <text:p>2</text:p>
          </table:table-cell>
          <table:table-cell office:value-type="string" table:style-name="ce16">
            <text:p>Permitir somente números no campo de quantidade.</text:p>
          </table:table-cell>
          <table:table-cell office:value-type="string" table:style-name="ce17">
            <text:p>Informar letras.</text:p>
          </table:table-cell>
          <table:table-cell office:value-type="string" table:style-name="ce18">
            <text:p>Letras</text:p>
          </table:table-cell>
          <table:table-cell office:value-type="string" table:style-name="ce17">
            <text:p>Não deve permitir letras, somente númer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3" table:style-name="ce15">
            <text:p>3</text:p>
          </table:table-cell>
          <table:table-cell office:value-type="string" table:style-name="ce16">
            <text:p>Permitir somente números inteiros e positivos nos campos que são de números.</text:p>
          </table:table-cell>
          <table:table-cell office:value-type="string" table:style-name="ce17">
            <text:p>Informar números.</text:p>
          </table:table-cell>
          <table:table-cell office:value-type="string" table:style-name="ce18">
            <text:p>Negativos ou com vírgulas</text:p>
          </table:table-cell>
          <table:table-cell office:value-type="string" table:style-name="ce17">
            <text:p>Não deve permitir, no mínimo um, em caso de valores quebrados, arredondar para um valor antecessor ou superior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4" table:style-name="ce15">
            <text:p>4</text:p>
          </table:table-cell>
          <table:table-cell office:value-type="string" table:style-name="ce16">
            <text:p>Na entrada de produtos, verificar se o produto selecionado esta aparecendo de forma correta.</text:p>
          </table:table-cell>
          <table:table-cell office:value-type="string" table:style-name="ce17">
            <text:p>Selecionar algum produto.</text:p>
          </table:table-cell>
          <table:table-cell table:style-name="ce18"/>
          <table:table-cell office:value-type="string" table:style-name="ce17">
            <text:p>Mostrar o produto corretamente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6">
            <text:p>Validar o campo de preço.</text:p>
          </table:table-cell>
          <table:table-cell office:value-type="string" table:style-name="ce17">
            <text:p>Informar algum valor.</text:p>
          </table:table-cell>
          <table:table-cell office:value-type="string" table:style-name="ce18">
            <text:p>Preço inválidos</text:p>
          </table:table-cell>
          <table:table-cell office:value-type="string" table:style-name="ce17">
            <text:p>Permitir somente valores válid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6" table:style-name="ce15">
            <text:p>6</text:p>
          </table:table-cell>
          <table:table-cell office:value-type="string" table:style-name="ce16">
            <text:p>Não permitir caracteres especiais nos campos.</text:p>
          </table:table-cell>
          <table:table-cell office:value-type="string" table:style-name="ce17">
            <text:p>Informar caracteres especiais.</text:p>
          </table:table-cell>
          <table:table-cell office:value-type="string" table:style-name="ce18">
            <text:p>Caracteres especiais</text:p>
          </table:table-cell>
          <table:table-cell office:value-type="string" table:style-name="ce17">
            <text:p>Não permitir o salvamento com caracteres especiais nos camp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7" table:style-name="ce15">
            <text:p>7</text:p>
          </table:table-cell>
          <table:table-cell office:value-type="string" table:style-name="ce16">
            <text:p>Nas saídas conferir se a listagem de clientes esta aparecendo corretamente.</text:p>
          </table:table-cell>
          <table:table-cell office:value-type="string" table:style-name="ce17">
            <text:p>Verificar os clientes cadastrados.</text:p>
          </table:table-cell>
          <table:table-cell table:style-name="ce18"/>
          <table:table-cell office:value-type="string" table:style-name="ce17">
            <text:p>Todos os dados informados devem estar salv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8" table:style-name="ce15">
            <text:p>8</text:p>
          </table:table-cell>
          <table:table-cell office:value-type="string" table:style-name="ce16">
            <text:p>Não permitir deixar dados em branco nos campos obrigatórios.</text:p>
          </table:table-cell>
          <table:table-cell office:value-type="string" table:style-name="ce17">
            <text:p>Deixar campos obrigatórios em branco.</text:p>
          </table:table-cell>
          <table:table-cell office:value-type="string" table:style-name="ce18">
            <text:p>Dados em branco</text:p>
          </table:table-cell>
          <table:table-cell office:value-type="string" table:style-name="ce17">
            <text:p>Verificar se os campos obrigatórios foram preenchidos e mostrar mensagens ao usuário:</text:p>
            <text:p>"Obrigatório informar os dados"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9" table:style-name="ce15">
            <text:p>9</text:p>
          </table:table-cell>
          <table:table-cell office:value-type="string" table:style-name="ce16">
            <text:p>Verificar se o botão de Salvar esta salvando os dados.</text:p>
          </table:table-cell>
          <table:table-cell office:value-type="string" table:style-name="ce17">
            <text:p>Informar todos os dados corretamente e clicar no botão de Salvar.</text:p>
          </table:table-cell>
          <table:table-cell office:value-type="string" table:style-name="ce18">
            <text:p>Dados corretos</text:p>
          </table:table-cell>
          <table:table-cell office:value-type="string" table:style-name="ce17">
            <text:p>Todos os dados informados devem estar salv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6374"/>
        </table:table-row>
        <table:table-row table:style-name="ro8">
          <table:table-cell office:value-type="float" office:value="10" table:style-name="ce15">
            <text:p>10</text:p>
          </table:table-cell>
          <table:table-cell office:value-type="string" table:style-name="ce16">
            <text:p>Mostrar a imagem do produto que foi selecionado.</text:p>
          </table:table-cell>
          <table:table-cell office:value-type="string" table:style-name="ce17">
            <text:p>Selecionar um produto.</text:p>
          </table:table-cell>
          <table:table-cell table:style-name="ce18"/>
          <table:table-cell office:value-type="string" table:style-name="ce17">
            <text:p>Mostrar a imagem salva no banco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6374"/>
        </table:table-row>
        <table:table-row table:style-name="ro8">
          <table:table-cell office:value-type="float" office:value="11" table:style-name="ce15">
            <text:p>11</text:p>
          </table:table-cell>
          <table:table-cell office:value-type="string" table:style-name="ce16">
            <text:p>Mostrar a quantidade de produtos disponíveis.</text:p>
          </table:table-cell>
          <table:table-cell table:style-name="ce17"/>
          <table:table-cell table:style-name="ce15"/>
          <table:table-cell office:value-type="string" table:style-name="ce17">
            <text:p>Mostrar corretamente a quantidade de produtos que esta disponível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5">
            <text:p>Deividi</text:p>
          </table:table-cell>
          <table:table-cell office:value-type="string" table:style-name="ce15">
            <text:p>X</text:p>
          </table:table-cell>
          <table:table-cell table:style-name="ce18"/>
          <table:table-cell table:style-name="ce17"/>
          <table:table-cell table:number-columns-repeated="16374"/>
        </table:table-row>
        <table:table-row table:style-name="ro6">
          <table:table-cell office:value-type="float" office:value="12" table:style-name="ce15">
            <text:p>12</text:p>
          </table:table-cell>
          <table:table-cell office:value-type="string" table:style-name="ce16">
            <text:p>Calcular corretamente ao vender algum produto.</text:p>
          </table:table-cell>
          <table:table-cell office:value-type="string" table:style-name="ce17">
            <text:p>Informar algum valor no campo de vendidos e verificar se a quantidade fica correta, com a subtração do produto que foi vendido.</text:p>
          </table:table-cell>
          <table:table-cell office:value-type="string" table:style-name="ce15">
            <text:p>Qualquer valor numérico.</text:p>
          </table:table-cell>
          <table:table-cell office:value-type="string" table:style-name="ce17">
            <text:p>Mostrar corretamente o valor após fazer a subtração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5">
            <text:p>Deividi</text:p>
          </table:table-cell>
          <table:table-cell office:value-type="string" table:style-name="ce15">
            <text:p>X</text:p>
          </table:table-cell>
          <table:table-cell table:style-name="ce15"/>
          <table:table-cell table:style-name="ce17"/>
          <table:table-cell table:number-columns-repeated="16374"/>
        </table:table-row>
        <table:table-row table:style-name="ro7">
          <table:table-cell office:value-type="float" office:value="13" table:style-name="ce15">
            <text:p>13</text:p>
          </table:table-cell>
          <table:table-cell office:value-type="string" table:style-name="ce16">
            <text:p>Não permitir a compra de algum produto caso ele não esteja disponível, ou seja, sua quantidade igual a zero.</text:p>
          </table:table-cell>
          <table:table-cell office:value-type="string" table:style-name="ce17">
            <text:p>Informar o valor vendido maior que a quantidade disponível.</text:p>
          </table:table-cell>
          <table:table-cell office:value-type="string" table:style-name="ce15">
            <text:p>Valor maior.</text:p>
          </table:table-cell>
          <table:table-cell office:value-type="string" table:style-name="ce17">
            <text:p>Deve informar que não pode efetuar a alteração, pois a quantidade disponível é menor que a informada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5">
            <text:p>Deividi</text:p>
          </table:table-cell>
          <table:table-cell office:value-type="string" table:style-name="ce15">
            <text:p>X</text:p>
          </table:table-cell>
          <table:table-cell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4" table:style-name="ce15">
            <text:p>14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5" table:style-name="ce15">
            <text:p>15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6" table:style-name="ce15">
            <text:p>16</text:p>
          </table:table-cell>
          <table:table-cell table:number-columns-repeated="2" table:style-name="ce7"/>
          <table:table-cell table:style-name="ce19"/>
          <table:table-cell table:style-name="ce7"/>
          <table:table-cell table:number-columns-repeated="3" table:style-name="ce19"/>
          <table:table-cell table:style-name="ce15"/>
          <table:table-cell table:style-name="ce17"/>
          <table:table-cell table:number-columns-repeated="16374"/>
        </table:table-row>
        <table:table-row table:number-rows-repeated="1048552" table:style-name="ro9">
          <table:table-cell table:number-columns-repeated="16384"/>
        </table:table-row>
      </table:table>
      <table:table table:name="CT003_-_Ordem_de_Serviço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ce7"/>
        <table:table-column table:style-name="co6" table:number-columns-repeated="4" table:default-cell-style-name="ce19"/>
        <table:table-column table:style-name="co7" table:default-cell-style-name="ce7"/>
        <table:table-column table:style-name="co8" table:number-columns-repeated="1014" table:default-cell-style-name="ce8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3">
            <text:p>CT003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20">
            <text:p>Ordem de Serviços</text:p>
          </table:table-cell>
          <table:covered-table-cell table:number-columns-repeated="4"/>
          <table:table-cell table:style-name="ce9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21">
            <text:p>[RF03] O sistema precisa emitir ordem de serviços. <text:s/>[RNF02] [RNF03]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4">
          <table:table-cell table:style-name="ce7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21">
            <text:p>Proibir dados em branco em campos obrigatórios, verificação de campos preenchidos corretamente, bloquear caracteres especiais, verificação de dados inválidos.</text:p>
          </table:table-cell>
          <table:covered-table-cell table:number-columns-repeated="4"/>
          <table:table-cell table:style-name="ce10"/>
          <table:table-cell table:style-name="ce11"/>
          <table:table-cell table:style-name="ce7"/>
          <table:table-cell table:number-columns-repeated="16374" table:style-name="ce11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21">
            <text:p>Ter permissão para realizar a emissão de ordem de serviços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16380" table:style-name="ce1"/>
        </table:table-row>
        <table:table-row table:style-name="ro5">
          <table:table-cell office:value-type="string" table:number-columns-spanned="5" table:number-rows-spanned="1" table:style-name="ce22">
            <text:p>DESCRIÇÃO DO TESTE A SER REALIZADO</text:p>
          </table:table-cell>
          <table:covered-table-cell table:number-columns-repeated="4"/>
          <table:table-cell office:value-type="string" table:number-columns-spanned="5" table:number-rows-spanned="1" table:style-name="ce23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office:value-type="string" table:style-name="ce13">
            <text:p>No. Passos</text:p>
          </table:table-cell>
          <table:table-cell office:value-type="string" table:style-name="ce14">
            <text:p>Objetivo</text:p>
            <text:p><text:span text:style-name="T1">(porque testar / o que deve ser validado)</text:span></text:p>
          </table:table-cell>
          <table:table-cell office:value-type="string" table:style-name="ce13">
            <text:p>Ação</text:p>
            <text:p><text:span text:style-name="T1">(passos a reproduzir)</text:span></text:p>
          </table:table-cell>
          <table:table-cell office:value-type="string" table:style-name="ce13">
            <text:p>Dados de entrada</text:p>
          </table:table-cell>
          <table:table-cell office:value-type="string" table:style-name="ce13">
            <text:p>Resultado ou comportamento esperado</text:p>
          </table:table-cell>
          <table:table-cell office:value-type="string" table:style-name="ce13">
            <text:p>Data da execução</text:p>
          </table:table-cell>
          <table:table-cell office:value-type="string" table:style-name="ce13">
            <text:p>Quem executou</text:p>
          </table:table-cell>
          <table:table-cell office:value-type="string" table:style-name="ce13">
            <text:p>Passou ?<text:s/><text:span text:style-name="T1">(marcar com X)</text:span></text:p>
          </table:table-cell>
          <table:table-cell office:value-type="string" table:style-name="ce13">
            <text:p>Falhou ?<text:s/><text:span text:style-name="T1">(marcar com X)</text:span></text:p>
          </table:table-cell>
          <table:table-cell office:value-type="string" table:style-name="ce13">
            <text:p>Descrição do defeito encontrado</text:p>
            <text:p><text:span text:style-name="T1">(comentário em caso de erro)</text:span></text:p>
          </table:table-cell>
          <table:table-cell table:number-columns-repeated="16374" table:style-name="ce7"/>
        </table:table-row>
        <table:table-row table:style-name="ro8">
          <table:table-cell office:value-type="float" office:value="1" table:style-name="ce15">
            <text:p>1</text:p>
          </table:table-cell>
          <table:table-cell office:value-type="string" table:style-name="ce16">
            <text:p>Verificar se todos os clientes cadastrados estão <text:s/>sendo listados.</text:p>
          </table:table-cell>
          <table:table-cell office:value-type="string" table:style-name="ce17">
            <text:p>Conferir os clietes cadastrados com os que estão sendo listados.</text:p>
          </table:table-cell>
          <table:table-cell table:style-name="ce18"/>
          <table:table-cell office:value-type="string" table:style-name="ce17">
            <text:p>Todos os produtos clientes devem estar listados, pode se fazer a verificação com os salvos no banco de dad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2" table:style-name="ce15">
            <text:p>2</text:p>
          </table:table-cell>
          <table:table-cell office:value-type="string" table:style-name="ce16">
            <text:p>Não permitir deixar dados em branco nos campos obrigatórios.</text:p>
          </table:table-cell>
          <table:table-cell office:value-type="string" table:style-name="ce17">
            <text:p>Deixar campos obrigatórios em branco.</text:p>
          </table:table-cell>
          <table:table-cell office:value-type="string" table:style-name="ce18">
            <text:p>Dados em branco</text:p>
          </table:table-cell>
          <table:table-cell office:value-type="string" table:style-name="ce17">
            <text:p>Verificar se os campos obrigatórios foram preenchidos e mostrar mensagens ao usuário:</text:p>
            <text:p>"Obrigatório informar os dados"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3" table:style-name="ce15">
            <text:p>3</text:p>
          </table:table-cell>
          <table:table-cell office:value-type="string" table:style-name="ce16">
            <text:p>Permitir somente números inteiros e positivos nos campos que são de números.</text:p>
          </table:table-cell>
          <table:table-cell office:value-type="string" table:style-name="ce17">
            <text:p>Informar números.</text:p>
          </table:table-cell>
          <table:table-cell office:value-type="string" table:style-name="ce18">
            <text:p>Negativos ou com vírgulas</text:p>
          </table:table-cell>
          <table:table-cell office:value-type="string" table:style-name="ce17">
            <text:p>Não deve permitir, no minimo um, em caso de valores quebrados, arredondar para um valor antecessor ou superior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4" table:style-name="ce15">
            <text:p>4</text:p>
          </table:table-cell>
          <table:table-cell office:value-type="string" table:style-name="ce16">
            <text:p>Validação no campo data.</text:p>
          </table:table-cell>
          <table:table-cell office:value-type="string" table:style-name="ce17">
            <text:p>Informar alguma data inválida.</text:p>
          </table:table-cell>
          <table:table-cell office:value-type="string" table:style-name="ce18">
            <text:p>Data inválida</text:p>
          </table:table-cell>
          <table:table-cell office:value-type="string" table:style-name="ce17">
            <text:p>Infomar que a data esta errada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7">
            <text:p>É possível selecionar uma data antiga. Ex: selecionando no data do pedido a data atual, e no prazo, selecionando a semana anterior.</text:p>
          </table:table-cell>
          <table:table-cell table:number-columns-repeated="1014" table:style-name="ce8"/>
          <table:table-cell table:number-columns-repeated="15360"/>
        </table:table-row>
        <table:table-row table:style-name="ro6">
          <table:table-cell office:value-type="float" office:value="5" table:style-name="ce15">
            <text:p>5</text:p>
          </table:table-cell>
          <table:table-cell office:value-type="string" table:style-name="ce16">
            <text:p>Não permitir caracteres especiais nos campos. Exceto casa haja o campo de descrição.</text:p>
          </table:table-cell>
          <table:table-cell office:value-type="string" table:style-name="ce17">
            <text:p>Informar caracteres especiais.</text:p>
          </table:table-cell>
          <table:table-cell office:value-type="string" table:style-name="ce18">
            <text:p>Caracteres especiais</text:p>
          </table:table-cell>
          <table:table-cell office:value-type="string" table:style-name="ce17">
            <text:p>Não permitir o salvamento com caracteres especiais nos campos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<text:s/></text:p>
          </table:table-cell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8">
          <table:table-cell office:value-type="float" office:value="6" table:style-name="ce15">
            <text:p>6</text:p>
          </table:table-cell>
          <table:table-cell office:value-type="string" table:style-name="ce16">
            <text:p>Verificar se o botão de Imprimir esta imprimindo os dados.</text:p>
          </table:table-cell>
          <table:table-cell office:value-type="string" table:style-name="ce17">
            <text:p>Informar todos os dados corretamente e clicar no botão de Imprimir.</text:p>
          </table:table-cell>
          <table:table-cell office:value-type="string" table:style-name="ce18">
            <text:p>Dados corretos</text:p>
          </table:table-cell>
          <table:table-cell office:value-type="string" table:style-name="ce17">
            <text:p>Todos os dados informados devem estar na impressão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6">
            <text:p>Validação do campo prazo.</text:p>
          </table:table-cell>
          <table:table-cell office:value-type="string" table:style-name="ce17">
            <text:p>Informar um prazo inválido.</text:p>
          </table:table-cell>
          <table:table-cell office:value-type="string" table:style-name="ce18">
            <text:p>Data inválida</text:p>
          </table:table-cell>
          <table:table-cell office:value-type="string" table:style-name="ce17">
            <text:p>Deve verificar se o prazo informado não é a data anterior ao dia atual.</text:p>
          </table:table-cell>
          <table:table-cell office:value-type="date" office:date-value="2018-11-24T00:00:00" table:style-name="ce18">
            <text:p>24/11/2018</text:p>
          </table:table-cell>
          <table:table-cell office:value-type="string" table:style-name="ce18">
            <text:p>Deividi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7">
            <text:p>Pode selecionar a data anterior na data de prazo.</text:p>
          </table:table-cell>
          <table:table-cell table:number-columns-repeated="1014" table:style-name="ce8"/>
          <table:table-cell table:number-columns-repeated="15360"/>
        </table:table-row>
        <table:table-row table:style-name="ro1">
          <table:table-cell office:value-type="float" office:value="8" table:style-name="ce15">
            <text:p>8</text:p>
          </table:table-cell>
          <table:table-cell table:style-name="ce16"/>
          <table:table-cell table:style-name="ce17"/>
          <table:table-cell table:style-name="ce18"/>
          <table:table-cell table:style-name="ce17"/>
          <table:table-cell table:number-columns-repeated="4" table:style-name="ce18"/>
          <table:table-cell table:style-name="ce17"/>
          <table:table-cell table:number-columns-repeated="1014" table:style-name="ce8"/>
          <table:table-cell table:number-columns-repeated="15360"/>
        </table:table-row>
        <table:table-row table:style-name="ro1">
          <table:table-cell office:value-type="float" office:value="9" table:style-name="ce15">
            <text:p>9</text:p>
          </table:table-cell>
          <table:table-cell table:style-name="ce16"/>
          <table:table-cell table:style-name="ce17"/>
          <table:table-cell table:style-name="ce18"/>
          <table:table-cell table:style-name="ce17"/>
          <table:table-cell table:number-columns-repeated="4" table:style-name="ce18"/>
          <table:table-cell table:style-name="ce17"/>
          <table:table-cell table:number-columns-repeated="16374"/>
        </table:table-row>
        <table:table-row table:style-name="ro1">
          <table:table-cell office:value-type="float" office:value="10" table:style-name="ce15">
            <text:p>10</text:p>
          </table:table-cell>
          <table:table-cell table:style-name="ce16"/>
          <table:table-cell table:style-name="ce17"/>
          <table:table-cell table:style-name="ce18"/>
          <table:table-cell table:style-name="ce17"/>
          <table:table-cell table:number-columns-repeated="4" table:style-name="ce18"/>
          <table:table-cell table:style-name="ce17"/>
          <table:table-cell table:number-columns-repeated="16374"/>
        </table:table-row>
        <table:table-row table:style-name="ro1">
          <table:table-cell office:value-type="float" office:value="11" table:style-name="ce15">
            <text:p>11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2" table:style-name="ce15">
            <text:p>12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3" table:style-name="ce15">
            <text:p>13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4" table:style-name="ce15">
            <text:p>14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style-name="ro1">
          <table:table-cell office:value-type="float" office:value="15" table:style-name="ce15">
            <text:p>15</text:p>
          </table:table-cell>
          <table:table-cell table:style-name="ce16"/>
          <table:table-cell table:style-name="ce17"/>
          <table:table-cell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16374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quel</meta:initial-creator>
    <dc:creator>Operacao</dc:creator>
    <meta:creation-date>2014-06-18T01:32:03Z</meta:creation-date>
    <dc:date>2018-11-25T02:12:51Z</dc:date>
    <meta:editing-cycles>22</meta:editing-cycles>
    <meta:editing-duration>PT4448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